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D000000490042FB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style:style>
    <style:style style:name="P2" style:family="paragraph" style:parent-style-name="Heading_20_2">
      <style:text-properties officeooo:rsid="000db4fa" officeooo:paragraph-rsid="000db4fa"/>
    </style:style>
    <style:style style:name="P3" style:family="paragraph" style:parent-style-name="Header">
      <style:text-properties officeooo:rsid="000b1e61" officeooo:paragraph-rsid="000b1e61"/>
    </style:style>
    <style:style style:name="P4" style:family="paragraph" style:parent-style-name="Text_20_body">
      <style:text-properties officeooo:rsid="000b1e61" officeooo:paragraph-rsid="000b1e61"/>
    </style:style>
    <style:style style:name="P5" style:family="paragraph" style:parent-style-name="Text_20_body">
      <style:text-properties officeooo:rsid="000f469e" officeooo:paragraph-rsid="000f52cb"/>
    </style:style>
    <style:style style:name="P6" style:family="paragraph" style:parent-style-name="Text_20_body">
      <style:text-properties officeooo:rsid="000f52cb" officeooo:paragraph-rsid="000f52cb"/>
    </style:style>
    <style:style style:name="T1" style:family="text">
      <style:text-properties officeooo:rsid="000bc734"/>
    </style:style>
    <style:style style:name="T2" style:family="text">
      <style:text-properties officeooo:rsid="000e5e0b"/>
    </style:style>
    <style:style style:name="T3" style:family="text">
      <style:text-properties officeooo:rsid="000f52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ndu : [RES] Laboratoire n°1</text:h>
      <text:p text:style-name="P4">Ce laboratoire consiste à adapter le projet BufferedIOBenchmark, afin de lui permettre d'exporter ses mesures dans un fichier CSV. <text:span text:style-name="T1">Précédement affichés, dans la console. Ce rapport, présente, d'une part les résultats obtenus sous la forme d'un tableur, et d'autre part une explication des modifications apportés à la donnée de base.</text:span></text:p>
      <text:h text:style-name="P2" text:outline-level="2">Graphiques :</text:h>
      <text:p text:style-name="P4"><draw:frame draw:style-name="fr2"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4"><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p>
      <text:h text:style-name="Heading_20_2" text:outline-level="2"><text:soft-page-break/>Modifications apporté<text:span text:style-name="T2">e</text:span>s :</text:h>
      <text:p text:style-name="P5">En premier lieu, j'ai débuter par coder tout le programme dans une seule classe, et après discussion, il s'avérait meilleure, de séparer les différentes tâches. Du coup, après avoir vu le Webcast à ce sujet, j'ai élaborer la structure du programme, selon la découpe proposée.<text:line-break/>Le Webcast a l'avantage d'être quasiment self-consistent, et seul l'implémentation des méthodes restait à faire. Ensuite, <text:span text:style-name="T3">il fallait adapter la classe BufferIOBenchmark, pour ce faire très simple le Webcast a pré-maché le travail. En effet le pseudo-code était proposé, il a donc suffit d'adapter les méthodes produceTestData() et consumeTestData() en rajoutant ces quelques lignes :</text:span></text:p>
      <text:p text:style-name="P5"><draw:frame draw:style-name="fr1" draw:name="Image1" text:anchor-type="paragraph" svg:width="6.9252in" svg:height="0.6602in" draw:z-index="2"><draw:image xlink:href="Pictures/10000000000002FD000000490042FB12.png" xlink:type="simple" xlink:show="embed" xlink:actuate="onLoad"/></draw:frame></text:p>
      <text:p text:style-name="P6">Le seul problème rencontré, était lors de la génération du header pour le csv. N'ayant pas trouver de solution optimale, j'ai dû cassé l'architecture et rajouter du code superfl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1e61" officeooo:paragraph-rsid="000b1e61"/>
    </style:style>
    <style:page-layout style:name="Mpm1">
      <style:page-layout-properties fo:page-width="8.5in" fo:page-height="11in" style:num-format="1" style:print-orientation="portrait" fo:margin-top="0.3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https://github.com/crabone/Teaching-HEIGVD-RES-2016-Labo-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9:26:34.036496627</meta:creation-date>
    <dc:date>2016-03-08T20:46:27.416661035</dc:date>
    <meta:editing-duration>PT1H3M49S</meta:editing-duration>
    <meta:editing-cycles>7</meta:editing-cycles>
    <meta:generator>LibreOffice/4.3.7.2$Linux_X86_64 LibreOffice_project/430$Build-2</meta:generator>
    <meta:document-statistic meta:table-count="0" meta:image-count="1" meta:object-count="2" meta:page-count="2" meta:paragraph-count="7" meta:word-count="190" meta:character-count="1295" meta:non-whitespace-character-count="1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style:text-properties fo:font-size="10pt" style:font-size-asian="10pt" style:font-size-complex="10pt"/>
    </style:style>
    <style:style style:name="ch11" style:family="chart" style:data-style-name="N0">
      <style:chart-properties chart:link-data-style-to-source="true"/>
      <style:graphic-properties draw:stroke="non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title svg:x="7.201cm" svg:y="0.315cm" chart:style-name="ch2">
          <text:p>WRITE</text:p>
        </chart:title>
        <chart:legend chart:legend-position="end" svg:x="11.01cm" svg:y="3.554cm" style:legend-expansion="high" chart:style-name="ch3"/>
        <chart:plot-area chart:style-name="ch4" chart:data-source-has-labels="both" svg:x="1.33cm" svg:y="1.273cm" svg:width="9.361cm" svg:height="6.566cm">
          <chartooo:coordinate-region svg:x="2.507cm" svg:y="1.472cm" svg:width="8.184cm" svg:height="5.72cm"/>
          <chart:axis chart:dimension="x" chart:name="primary-x" chart:style-name="ch5" chartooo:axis-type="auto">
            <chartooo:date-scale/>
            <chart:title svg:x="5.225cm" svg:y="8.018cm" chart:style-name="ch6">
              <text:p>Block size</text:p>
            </chart:title>
            <chart:categories table:cell-range-address="local-table.$A$2:.$A$5"/>
          </chart:axis>
          <chart:axis chart:dimension="y" chart:name="primary-y" chart:style-name="ch7">
            <chart:title svg:x="0.451cm" svg:y="5.235cm" chart:style-name="ch8">
              <text:p>Duration</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ockByBlockWithBufferedStream</text:p>
              </table:table-cell>
              <table:table-cell office:value-type="string">
                <text:p>BlockByBlockWithoutBufferedStream</text:p>
              </table:table-cell>
            </table:table-row>
          </table:table-header-rows>
          <table:table-rows>
            <table:table-row>
              <table:table-cell office:value-type="float" office:value="500">
                <text:p>500</text:p>
              </table:table-cell>
              <table:table-cell office:value-type="float" office:value="37">
                <text:p>37</text:p>
              </table:table-cell>
              <table:table-cell office:value-type="float" office:value="48">
                <text:p>48</text:p>
              </table:table-cell>
            </table:table-row>
            <table:table-row>
              <table:table-cell office:value-type="float" office:value="50">
                <text:p>50</text:p>
              </table:table-cell>
              <table:table-cell office:value-type="float" office:value="23">
                <text:p>23</text:p>
              </table:table-cell>
              <table:table-cell office:value-type="float" office:value="301">
                <text:p>301</text:p>
              </table:table-cell>
            </table:table-row>
            <table:table-row>
              <table:table-cell office:value-type="float" office:value="5">
                <text:p>10</text:p>
              </table:table-cell>
              <table:table-cell office:value-type="float" office:value="82">
                <text:p>82</text:p>
              </table:table-cell>
              <table:table-cell office:value-type="float" office:value="3029">
                <text:p>3029</text:p>
              </table:table-cell>
            </table:table-row>
            <table:table-row>
              <table:table-cell office:value-type="float" office:value="0">
                <text:p/>
              </table:table-cell>
              <table:table-cell office:value-type="float" office:value="169">
                <text:p>169</text:p>
              </table:table-cell>
              <table:table-cell office:value-type="float" office:value="12994">
                <text:p>1299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style:text-properties fo:font-size="10pt" style:font-size-asian="10pt" style:font-size-complex="10pt"/>
    </style:style>
    <style:style style:name="ch11" style:family="chart" style:data-style-name="N0">
      <style:chart-properties chart:link-data-style-to-source="true"/>
      <style:graphic-properties draw:stroke="non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title svg:x="7.307cm" svg:y="0.315cm" chart:style-name="ch2">
          <text:p>READ</text:p>
        </chart:title>
        <chart:legend chart:legend-position="end" svg:x="11.01cm" svg:y="3.554cm" style:legend-expansion="high" chart:style-name="ch3"/>
        <chart:plot-area chart:style-name="ch4" chart:data-source-has-labels="both" svg:x="1.33cm" svg:y="1.273cm" svg:width="9.361cm" svg:height="6.566cm">
          <chartooo:coordinate-region svg:x="2.322cm" svg:y="1.472cm" svg:width="8.369cm" svg:height="5.72cm"/>
          <chart:axis chart:dimension="x" chart:name="primary-x" chart:style-name="ch5" chartooo:axis-type="auto">
            <chartooo:date-scale/>
            <chart:title svg:x="5.225cm" svg:y="8.018cm" chart:style-name="ch6">
              <text:p>Block size</text:p>
            </chart:title>
            <chart:categories table:cell-range-address="local-table.$A$2:.$A$5"/>
          </chart:axis>
          <chart:axis chart:dimension="y" chart:name="primary-y" chart:style-name="ch7">
            <chart:title svg:x="0.451cm" svg:y="5.235cm" chart:style-name="ch8">
              <text:p>Duration</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ockByBlockWithBufferedStream</text:p>
              </table:table-cell>
              <table:table-cell office:value-type="string">
                <text:p>BlockByBlockWithoutBufferedStream</text:p>
              </table:table-cell>
            </table:table-row>
          </table:table-header-rows>
          <table:table-rows>
            <table:table-row>
              <table:table-cell office:value-type="float" office:value="500">
                <text:p>500</text:p>
              </table:table-cell>
              <table:table-cell office:value-type="float" office:value="10">
                <text:p>10</text:p>
              </table:table-cell>
              <table:table-cell office:value-type="float" office:value="13">
                <text:p>13</text:p>
              </table:table-cell>
            </table:table-row>
            <table:table-row>
              <table:table-cell office:value-type="float" office:value="50">
                <text:p>50</text:p>
              </table:table-cell>
              <table:table-cell office:value-type="float" office:value="18">
                <text:p>18</text:p>
              </table:table-cell>
              <table:table-cell office:value-type="float" office:value="110">
                <text:p>110</text:p>
              </table:table-cell>
            </table:table-row>
            <table:table-row>
              <table:table-cell office:value-type="float" office:value="5">
                <text:p>10</text:p>
              </table:table-cell>
              <table:table-cell office:value-type="float" office:value="30">
                <text:p>30</text:p>
              </table:table-cell>
              <table:table-cell office:value-type="float" office:value="1050">
                <text:p>1050</text:p>
              </table:table-cell>
            </table:table-row>
            <table:table-row>
              <table:table-cell office:value-type="float" office:value="0">
                <text:p/>
              </table:table-cell>
              <table:table-cell office:value-type="float" office:value="57">
                <text:p>57</text:p>
              </table:table-cell>
              <table:table-cell office:value-type="float" office:value="4792">
                <text:p>47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